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91in"/>
    </style:style>
    <style:style style:name="co2" style:family="table-column">
      <style:table-column-properties fo:break-before="auto" style:column-width="1.2189in"/>
    </style:style>
    <style:style style:name="co3" style:family="table-column">
      <style:table-column-properties fo:break-before="auto" style:column-width="1.12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table table:name="ptra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matlab</text:p>
          </table:table-cell>
          <table:table-cell office:value-type="string" calcext:value-type="string">
            <text:p>numpy</text:p>
          </table:table-cell>
          <table:table-cell table:style-name="Default" office:value-type="string" calcext:value-type="string">
            <text:p>diff</text:p>
          </table:table-cell>
        </table:table-row>
        <table:table-row table:style-name="ro1">
          <table:table-cell table:number-columns-repeated="2" office:value-type="float" office:value="861.06727309" calcext:value-type="float">
            <text:p>861.06727309</text:p>
          </table:table-cell>
          <table:table-cell table:formula="of:=[.A2]-[.B2]" office:value-type="float" office:value="0" calcext:value-type="float">
            <text:p>0.00000000</text:p>
          </table:table-cell>
        </table:table-row>
        <table:table-row table:style-name="ro1">
          <table:table-cell table:number-columns-repeated="2" office:value-type="float" office:value="920.819725966" calcext:value-type="float">
            <text:p>920.819725966</text:p>
          </table:table-cell>
          <table:table-cell table:formula="of:=[.A3]-[.B3]" office:value-type="float" office:value="0" calcext:value-type="float">
            <text:p>0.00000000</text:p>
          </table:table-cell>
        </table:table-row>
        <table:table-row table:style-name="ro1">
          <table:table-cell office:value-type="float" office:value="1004.778093082" calcext:value-type="float">
            <text:p>1004.778093082</text:p>
          </table:table-cell>
          <table:table-cell office:value-type="float" office:value="1004.77809308" calcext:value-type="float">
            <text:p>1004.77809308</text:p>
          </table:table-cell>
          <table:table-cell table:formula="of:=[.A4]-[.B4]" office:value-type="float" office:value="0.00000000200009253603639" calcext:value-type="float">
            <text:p>0.00000000</text:p>
          </table:table-cell>
        </table:table-row>
        <table:table-row table:style-name="ro1">
          <table:table-cell table:number-columns-repeated="2" office:value-type="float" office:value="991.371722204" calcext:value-type="float">
            <text:p>991.371722204</text:p>
          </table:table-cell>
          <table:table-cell table:formula="of:=[.A5]-[.B5]" office:value-type="float" office:value="0" calcext:value-type="float">
            <text:p>0.00000000</text:p>
          </table:table-cell>
        </table:table-row>
        <table:table-row table:style-name="ro1">
          <table:table-cell office:value-type="float" office:value="1131.758652642" calcext:value-type="float">
            <text:p>1131.758652642</text:p>
          </table:table-cell>
          <table:table-cell office:value-type="float" office:value="1131.75865264" calcext:value-type="float">
            <text:p>1131.75865264</text:p>
          </table:table-cell>
          <table:table-cell table:formula="of:=[.A6]-[.B6]" office:value-type="float" office:value="0.00000000199997884919867" calcext:value-type="float">
            <text:p>0.00000000</text:p>
          </table:table-cell>
        </table:table-row>
        <table:table-row table:style-name="ro1">
          <table:table-cell office:value-type="float" office:value="1164.903943315" calcext:value-type="float">
            <text:p>1164.903943315</text:p>
          </table:table-cell>
          <table:table-cell office:value-type="float" office:value="1164.90394331" calcext:value-type="float">
            <text:p>1164.90394331</text:p>
          </table:table-cell>
          <table:table-cell table:formula="of:=[.A7]-[.B7]" office:value-type="float" office:value="0.00000000500017449667212" calcext:value-type="float">
            <text:p>0.00000001</text:p>
          </table:table-cell>
        </table:table-row>
        <table:table-row table:style-name="ro1">
          <table:table-cell table:number-columns-repeated="2" office:value-type="float" office:value="959.409506331" calcext:value-type="float">
            <text:p>959.409506331</text:p>
          </table:table-cell>
          <table:table-cell table:formula="of:=[.A8]-[.B8]" office:value-type="float" office:value="0" calcext:value-type="float">
            <text:p>0.00000000</text:p>
          </table:table-cell>
        </table:table-row>
        <table:table-row table:style-name="ro1">
          <table:table-cell office:value-type="float" office:value="1067.527404262" calcext:value-type="float">
            <text:p>1067.527404262</text:p>
          </table:table-cell>
          <table:table-cell office:value-type="float" office:value="1067.52740426" calcext:value-type="float">
            <text:p>1067.52740426</text:p>
          </table:table-cell>
          <table:table-cell table:formula="of:=[.A9]-[.B9]" office:value-type="float" office:value="0.00000000199997884919867" calcext:value-type="float">
            <text:p>0.00000000</text:p>
          </table:table-cell>
        </table:table-row>
        <table:table-row table:style-name="ro1">
          <table:table-cell office:value-type="float" office:value="1032.860754398" calcext:value-type="float">
            <text:p>1032.860754398</text:p>
          </table:table-cell>
          <table:table-cell office:value-type="float" office:value="1032.8607544" calcext:value-type="float">
            <text:p>1032.8607544</text:p>
          </table:table-cell>
          <table:table-cell table:formula="of:=[.A10]-[.B10]" office:value-type="float" office:value="-0.00000000199997884919867" calcext:value-type="float">
            <text:p>0.00000000</text:p>
          </table:table-cell>
        </table:table-row>
        <table:table-row table:style-name="ro1">
          <table:table-cell office:value-type="float" office:value="1303.698041681" calcext:value-type="float">
            <text:p>1303.698041681</text:p>
          </table:table-cell>
          <table:table-cell office:value-type="float" office:value="1303.69804168" calcext:value-type="float">
            <text:p>1303.69804168</text:p>
          </table:table-cell>
          <table:table-cell table:formula="of:=[.A11]-[.B11]" office:value-type="float" office:value="0.000000000999989424599335" calcext:value-type="float">
            <text:p>0.00000000</text:p>
          </table:table-cell>
        </table:table-row>
        <table:table-row table:style-name="ro1">
          <table:table-cell office:value-type="float" office:value="2412.205169368" calcext:value-type="float">
            <text:p>2412.205169368</text:p>
          </table:table-cell>
          <table:table-cell office:value-type="float" office:value="2412.20516937" calcext:value-type="float">
            <text:p>2412.20516937</text:p>
          </table:table-cell>
          <table:table-cell table:formula="of:=[.A12]-[.B12]" office:value-type="float" office:value="-0.00000000199997884919867" calcext:value-type="float">
            <text:p>0.00000000</text:p>
          </table:table-cell>
        </table:table-row>
        <table:table-row table:style-name="ro1">
          <table:table-cell office:value-type="float" office:value="1150.695073136" calcext:value-type="float">
            <text:p>1150.695073136</text:p>
          </table:table-cell>
          <table:table-cell office:value-type="float" office:value="1150.69507314" calcext:value-type="float">
            <text:p>1150.69507314</text:p>
          </table:table-cell>
          <table:table-cell table:formula="of:=[.A13]-[.B13]" office:value-type="float" office:value="-0.00000000399995769839734" calcext:value-type="float">
            <text:p>0.00000000</text:p>
          </table:table-cell>
        </table:table-row>
        <table:table-row table:style-name="ro1">
          <table:table-cell office:value-type="float" office:value="1057.786545738" calcext:value-type="float">
            <text:p>1057.786545738</text:p>
          </table:table-cell>
          <table:table-cell office:value-type="float" office:value="1057.78654574" calcext:value-type="float">
            <text:p>1057.78654574</text:p>
          </table:table-cell>
          <table:table-cell table:formula="of:=[.A14]-[.B14]" office:value-type="float" office:value="-0.00000000199997884919867" calcext:value-type="float">
            <text:p>0.00000000</text:p>
          </table:table-cell>
        </table:table-row>
        <table:table-row table:style-name="ro1">
          <table:table-cell table:number-columns-repeated="2" office:value-type="float" office:value="1947.08445066" calcext:value-type="float">
            <text:p>1947.08445066</text:p>
          </table:table-cell>
          <table:table-cell table:formula="of:=[.A15]-[.B15]" office:value-type="float" office:value="0" calcext:value-type="float">
            <text:p>0.00000000</text:p>
          </table:table-cell>
        </table:table-row>
        <table:table-row table:style-name="ro1">
          <table:table-cell office:value-type="float" office:value="1110.405542838" calcext:value-type="float">
            <text:p>1110.405542838</text:p>
          </table:table-cell>
          <table:table-cell office:value-type="float" office:value="1110.40554284" calcext:value-type="float">
            <text:p>1110.40554284</text:p>
          </table:table-cell>
          <table:table-cell table:formula="of:=[.A16]-[.B16]" office:value-type="float" office:value="-0.00000000199997884919867" calcext:value-type="float">
            <text:p>0.00000000</text:p>
          </table:table-cell>
        </table:table-row>
        <table:table-row table:style-name="ro1">
          <table:table-cell office:value-type="float" office:value="1003.174750553" calcext:value-type="float">
            <text:p>1003.174750553</text:p>
          </table:table-cell>
          <table:table-cell office:value-type="float" office:value="1003.17475055" calcext:value-type="float">
            <text:p>1003.17475055</text:p>
          </table:table-cell>
          <table:table-cell table:formula="of:=[.A17]-[.B17]" office:value-type="float" office:value="0.000000002999968273798" calcext:value-type="float">
            <text:p>0.00000000</text:p>
          </table:table-cell>
        </table:table-row>
        <table:table-row table:style-name="ro1">
          <table:table-cell table:number-columns-repeated="2" office:value-type="float" office:value="937.116677133" calcext:value-type="float">
            <text:p>937.116677133</text:p>
          </table:table-cell>
          <table:table-cell table:formula="of:=[.A18]-[.B18]" office:value-type="float" office:value="0" calcext:value-type="float">
            <text:p>0.00000000</text:p>
          </table:table-cell>
        </table:table-row>
        <table:table-row table:style-name="ro1">
          <table:table-cell office:value-type="float" office:value="1088.859540913" calcext:value-type="float">
            <text:p>1088.859540913</text:p>
          </table:table-cell>
          <table:table-cell office:value-type="float" office:value="1088.85954091" calcext:value-type="float">
            <text:p>1088.85954091</text:p>
          </table:table-cell>
          <table:table-cell table:formula="of:=[.A19]-[.B19]" office:value-type="float" office:value="0.000000002999968273798" calcext:value-type="float">
            <text:p>0.00000000</text:p>
          </table:table-cell>
        </table:table-row>
        <table:table-row table:style-name="ro1">
          <table:table-cell table:number-columns-repeated="2" office:value-type="float" office:value="885.61330395" calcext:value-type="float">
            <text:p>885.61330395</text:p>
          </table:table-cell>
          <table:table-cell table:formula="of:=[.A20]-[.B20]" office:value-type="float" office:value="0" calcext:value-type="float">
            <text:p>0.00000000</text:p>
          </table:table-cell>
        </table:table-row>
        <table:table-row table:style-name="ro1">
          <table:table-cell table:number-columns-repeated="2" office:value-type="float" office:value="767.63551718" calcext:value-type="float">
            <text:p>767.63551718</text:p>
          </table:table-cell>
          <table:table-cell table:formula="of:=[.A21]-[.B21]" office:value-type="float" office:value="0" calcext:value-type="float">
            <text:p>0.00000000</text:p>
          </table:table-cell>
        </table:table-row>
        <table:table-row table:style-name="ro1">
          <table:table-cell office:value-type="float" office:value="2403.450481899" calcext:value-type="float">
            <text:p>2403.450481899</text:p>
          </table:table-cell>
          <table:table-cell office:value-type="float" office:value="2403.4504819" calcext:value-type="float">
            <text:p>2403.4504819</text:p>
          </table:table-cell>
          <table:table-cell table:formula="of:=[.A22]-[.B22]" office:value-type="float" office:value="-0.000000000999989424599335" calcext:value-type="float">
            <text:p>0.00000000</text:p>
          </table:table-cell>
        </table:table-row>
        <table:table-row table:style-name="ro1">
          <table:table-cell table:number-columns-repeated="2" office:value-type="float" office:value="959.543293277" calcext:value-type="float">
            <text:p>959.543293277</text:p>
          </table:table-cell>
          <table:table-cell table:formula="of:=[.A23]-[.B23]" office:value-type="float" office:value="0" calcext:value-type="float">
            <text:p>0.00000000</text:p>
          </table:table-cell>
        </table:table-row>
        <table:table-row table:style-name="ro1">
          <table:table-cell table:number-columns-repeated="2" office:value-type="float" office:value="933.87243066" calcext:value-type="float">
            <text:p>933.87243066</text:p>
          </table:table-cell>
          <table:table-cell table:formula="of:=[.A24]-[.B24]" office:value-type="float" office:value="0" calcext:value-type="float">
            <text:p>0.00000000</text:p>
          </table:table-cell>
        </table:table-row>
        <table:table-row table:style-name="ro1">
          <table:table-cell office:value-type="float" office:value="1112.736754314" calcext:value-type="float">
            <text:p>1112.736754314</text:p>
          </table:table-cell>
          <table:table-cell office:value-type="float" office:value="1112.73675431" calcext:value-type="float">
            <text:p>1112.73675431</text:p>
          </table:table-cell>
          <table:table-cell table:formula="of:=[.A25]-[.B25]" office:value-type="float" office:value="0.00000000400018507207278" calcext:value-type="float">
            <text:p>0.00000000</text:p>
          </table:table-cell>
        </table:table-row>
        <table:table-row table:style-name="ro1">
          <table:table-cell table:number-columns-repeated="2" office:value-type="float" office:value="960.021729338" calcext:value-type="float">
            <text:p>960.021729338</text:p>
          </table:table-cell>
          <table:table-cell table:formula="of:=[.A26]-[.B26]" office:value-type="float" office:value="0" calcext:value-type="float">
            <text:p>0.00000000</text:p>
          </table:table-cell>
        </table:table-row>
        <table:table-row table:style-name="ro1">
          <table:table-cell office:value-type="float" office:value="1068.345313968" calcext:value-type="float">
            <text:p>1068.345313968</text:p>
          </table:table-cell>
          <table:table-cell office:value-type="float" office:value="1068.34531397" calcext:value-type="float">
            <text:p>1068.34531397</text:p>
          </table:table-cell>
          <table:table-cell table:formula="of:=[.A27]-[.B27]" office:value-type="float" office:value="-0.00000000199997884919867" calcext:value-type="float">
            <text:p>0.00000000</text:p>
          </table:table-cell>
        </table:table-row>
        <table:table-row table:style-name="ro1">
          <table:table-cell office:value-type="float" office:value="1008.740931068" calcext:value-type="float">
            <text:p>1008.740931068</text:p>
          </table:table-cell>
          <table:table-cell office:value-type="float" office:value="1008.74093107" calcext:value-type="float">
            <text:p>1008.74093107</text:p>
          </table:table-cell>
          <table:table-cell table:formula="of:=[.A28]-[.B28]" office:value-type="float" office:value="-0.00000000199997884919867" calcext:value-type="float">
            <text:p>0.00000000</text:p>
          </table:table-cell>
        </table:table-row>
        <table:table-row table:style-name="ro1">
          <table:table-cell office:value-type="float" office:value="1265.158079079" calcext:value-type="float">
            <text:p>1265.158079079</text:p>
          </table:table-cell>
          <table:table-cell office:value-type="float" office:value="1265.15807908" calcext:value-type="float">
            <text:p>1265.15807908</text:p>
          </table:table-cell>
          <table:table-cell table:formula="of:=[.A29]-[.B29]" office:value-type="float" office:value="-0.00000000100021679827478" calcext:value-type="float">
            <text:p>0.00000000</text:p>
          </table:table-cell>
        </table:table-row>
        <table:table-row table:style-name="ro1">
          <table:table-cell office:value-type="float" office:value="1050.178381379" calcext:value-type="float">
            <text:p>1050.178381379</text:p>
          </table:table-cell>
          <table:table-cell office:value-type="float" office:value="1050.17838138" calcext:value-type="float">
            <text:p>1050.17838138</text:p>
          </table:table-cell>
          <table:table-cell table:formula="of:=[.A30]-[.B30]" office:value-type="float" office:value="-0.000000000999989424599335" calcext:value-type="float">
            <text:p>0.00000000</text:p>
          </table:table-cell>
        </table:table-row>
        <table:table-row table:style-name="ro1">
          <table:table-cell table:number-columns-repeated="2" office:value-type="float" office:value="922.584194328" calcext:value-type="float">
            <text:p>922.584194328</text:p>
          </table:table-cell>
          <table:table-cell table:formula="of:=[.A31]-[.B31]" office:value-type="float" office:value="0" calcext:value-type="float">
            <text:p>0.00000000</text:p>
          </table:table-cell>
        </table:table-row>
        <table:table-row table:style-name="ro1">
          <table:table-cell table:number-columns-repeated="2" office:value-type="float" office:value="563.04029137" calcext:value-type="float">
            <text:p>563.04029137</text:p>
          </table:table-cell>
          <table:table-cell table:formula="of:=[.A32]-[.B32]" office:value-type="float" office:value="0" calcext:value-type="float">
            <text:p>0.00000000</text:p>
          </table:table-cell>
        </table:table-row>
        <table:table-row table:style-name="ro1">
          <table:table-cell office:value-type="float" office:value="1146.936277511" calcext:value-type="float">
            <text:p>1146.936277511</text:p>
          </table:table-cell>
          <table:table-cell office:value-type="float" office:value="1146.93627751" calcext:value-type="float">
            <text:p>1146.93627751</text:p>
          </table:table-cell>
          <table:table-cell table:formula="of:=[.A33]-[.B33]" office:value-type="float" office:value="0.000000000999989424599335" calcext:value-type="float">
            <text:p>0.00000000</text:p>
          </table:table-cell>
        </table:table-row>
        <table:table-row table:style-name="ro1">
          <table:table-cell office:value-type="float" office:value="1042.289756728" calcext:value-type="float">
            <text:p>1042.289756728</text:p>
          </table:table-cell>
          <table:table-cell office:value-type="float" office:value="1042.28975673" calcext:value-type="float">
            <text:p>1042.28975673</text:p>
          </table:table-cell>
          <table:table-cell table:formula="of:=[.A34]-[.B34]" office:value-type="float" office:value="-0.00000000199997884919867" calcext:value-type="float">
            <text:p>0.00000000</text:p>
          </table:table-cell>
        </table:table-row>
        <table:table-row table:style-name="ro1">
          <table:table-cell office:value-type="float" office:value="1146.132973632" calcext:value-type="float">
            <text:p>1146.132973632</text:p>
          </table:table-cell>
          <table:table-cell office:value-type="float" office:value="1146.13297363" calcext:value-type="float">
            <text:p>1146.13297363</text:p>
          </table:table-cell>
          <table:table-cell table:formula="of:=[.A35]-[.B35]" office:value-type="float" office:value="0.00000000199997884919867" calcext:value-type="float">
            <text:p>0.00000000</text:p>
          </table:table-cell>
        </table:table-row>
        <table:table-row table:style-name="ro1">
          <table:table-cell office:value-type="float" office:value="1067.600872728" calcext:value-type="float">
            <text:p>1067.600872728</text:p>
          </table:table-cell>
          <table:table-cell office:value-type="float" office:value="1067.60087273" calcext:value-type="float">
            <text:p>1067.60087273</text:p>
          </table:table-cell>
          <table:table-cell table:formula="of:=[.A36]-[.B36]" office:value-type="float" office:value="-0.00000000199997884919867" calcext:value-type="float">
            <text:p>0.00000000</text:p>
          </table:table-cell>
        </table:table-row>
        <table:table-row table:style-name="ro1">
          <table:table-cell table:number-columns-repeated="2" office:value-type="float" office:value="843.456083457" calcext:value-type="float">
            <text:p>843.456083457</text:p>
          </table:table-cell>
          <table:table-cell table:formula="of:=[.A37]-[.B37]" office:value-type="float" office:value="0" calcext:value-type="float">
            <text:p>0.00000000</text:p>
          </table:table-cell>
        </table:table-row>
        <table:table-row table:style-name="ro1">
          <table:table-cell table:number-columns-repeated="2" office:value-type="float" office:value="1994.79311129" calcext:value-type="float">
            <text:p>1994.79311129</text:p>
          </table:table-cell>
          <table:table-cell table:formula="of:=[.A38]-[.B38]" office:value-type="float" office:value="0" calcext:value-type="float">
            <text:p>0.00000000</text:p>
          </table:table-cell>
        </table:table-row>
        <table:table-row table:style-name="ro1">
          <table:table-cell table:number-columns-repeated="2" office:value-type="float" office:value="950.282579217" calcext:value-type="float">
            <text:p>950.282579217</text:p>
          </table:table-cell>
          <table:table-cell table:formula="of:=[.A39]-[.B39]" office:value-type="float" office:value="0" calcext:value-type="float">
            <text:p>0.00000000</text:p>
          </table:table-cell>
        </table:table-row>
        <table:table-row table:style-name="ro1">
          <table:table-cell table:number-columns-repeated="2" office:value-type="float" office:value="757.698282348" calcext:value-type="float">
            <text:p>757.698282348</text:p>
          </table:table-cell>
          <table:table-cell table:formula="of:=[.A40]-[.B40]" office:value-type="float" office:value="0" calcext:value-type="float">
            <text:p>0.00000000</text:p>
          </table:table-cell>
        </table:table-row>
        <table:table-row table:style-name="ro1">
          <table:table-cell table:number-columns-repeated="2" office:value-type="float" office:value="891.322427538" calcext:value-type="float">
            <text:p>891.322427538</text:p>
          </table:table-cell>
          <table:table-cell table:formula="of:=[.A41]-[.B41]" office:value-type="float" office:value="0" calcext:value-type="float">
            <text:p>0.00000000</text:p>
          </table:table-cell>
        </table:table-row>
        <table:table-row table:style-name="ro1">
          <table:table-cell table:number-columns-repeated="2" office:value-type="float" office:value="516.160638667" calcext:value-type="float">
            <text:p>516.160638667</text:p>
          </table:table-cell>
          <table:table-cell table:formula="of:=[.A42]-[.B42]" office:value-type="float" office:value="0" calcext:value-type="float">
            <text:p>0.00000000</text:p>
          </table:table-cell>
        </table:table-row>
        <table:table-row table:style-name="ro1">
          <table:table-cell table:number-columns-repeated="2" office:value-type="float" office:value="850.27826228" calcext:value-type="float">
            <text:p>850.27826228</text:p>
          </table:table-cell>
          <table:table-cell table:formula="of:=[.A43]-[.B43]" office:value-type="float" office:value="0" calcext:value-type="float">
            <text:p>0.00000000</text:p>
          </table:table-cell>
        </table:table-row>
        <table:table-row table:style-name="ro1">
          <table:table-cell office:value-type="float" office:value="1266.601391703" calcext:value-type="float">
            <text:p>1266.601391703</text:p>
          </table:table-cell>
          <table:table-cell office:value-type="float" office:value="1266.6013917" calcext:value-type="float">
            <text:p>1266.6013917</text:p>
          </table:table-cell>
          <table:table-cell table:formula="of:=[.A44]-[.B44]" office:value-type="float" office:value="0.000000002999968273798" calcext:value-type="float">
            <text:p>0.00000000</text:p>
          </table:table-cell>
        </table:table-row>
        <table:table-row table:style-name="ro1">
          <table:table-cell table:number-columns-repeated="2" office:value-type="float" office:value="752.577952942" calcext:value-type="float">
            <text:p>752.577952942</text:p>
          </table:table-cell>
          <table:table-cell table:formula="of:=[.A45]-[.B45]" office:value-type="float" office:value="0" calcext:value-type="float">
            <text:p>0.00000000</text:p>
          </table:table-cell>
        </table:table-row>
        <table:table-row table:style-name="ro1">
          <table:table-cell table:number-columns-repeated="2" office:value-type="float" office:value="823.323944555" calcext:value-type="float">
            <text:p>823.323944555</text:p>
          </table:table-cell>
          <table:table-cell table:formula="of:=[.A46]-[.B46]" office:value-type="float" office:value="0" calcext:value-type="float">
            <text:p>0.00000000</text:p>
          </table:table-cell>
        </table:table-row>
        <table:table-row table:style-name="ro1">
          <table:table-cell office:value-type="float" office:value="1116.606462661" calcext:value-type="float">
            <text:p>1116.606462661</text:p>
          </table:table-cell>
          <table:table-cell office:value-type="float" office:value="1116.60646266" calcext:value-type="float">
            <text:p>1116.60646266</text:p>
          </table:table-cell>
          <table:table-cell table:formula="of:=[.A47]-[.B47]" office:value-type="float" office:value="0.000000000999989424599335" calcext:value-type="float">
            <text:p>0.00000000</text:p>
          </table:table-cell>
        </table:table-row>
        <table:table-row table:style-name="ro1">
          <table:table-cell table:number-columns-repeated="2" office:value-type="float" office:value="743.900610434" calcext:value-type="float">
            <text:p>743.900610434</text:p>
          </table:table-cell>
          <table:table-cell table:formula="of:=[.A48]-[.B48]" office:value-type="float" office:value="0" calcext:value-type="float">
            <text:p>0.00000000</text:p>
          </table:table-cell>
        </table:table-row>
        <table:table-row table:style-name="ro1">
          <table:table-cell table:number-columns-repeated="2" office:value-type="float" office:value="630.368688742" calcext:value-type="float">
            <text:p>630.368688742</text:p>
          </table:table-cell>
          <table:table-cell table:formula="of:=[.A49]-[.B49]" office:value-type="float" office:value="0" calcext:value-type="float">
            <text:p>0.00000000</text:p>
          </table:table-cell>
        </table:table-row>
        <table:table-row table:style-name="ro1">
          <table:table-cell office:value-type="float" office:value="47.141047619" calcext:value-type="float">
            <text:p>47.141047619</text:p>
          </table:table-cell>
          <table:table-cell office:value-type="float" office:value="47.1410476193" calcext:value-type="float">
            <text:p>47.1410476193</text:p>
          </table:table-cell>
          <table:table-cell table:formula="of:=[.A50]-[.B50]" office:value-type="float" office:value="-0.000000000299998248465272" calcext:value-type="float">
            <text:p>0.00000000</text:p>
          </table:table-cell>
        </table:table-row>
        <table:table-row table:style-name="ro1">
          <table:table-cell table:number-columns-repeated="2" office:value-type="float" office:value="966.287671386" calcext:value-type="float">
            <text:p>966.287671386</text:p>
          </table:table-cell>
          <table:table-cell table:formula="of:=[.A51]-[.B51]" office:value-type="float" office:value="0" calcext:value-type="float">
            <text:p>0.00000000</text:p>
          </table:table-cell>
        </table:table-row>
        <table:table-row table:style-name="ro1">
          <table:table-cell office:value-type="float" office:value="2391.418587237" calcext:value-type="float">
            <text:p>2391.418587237</text:p>
          </table:table-cell>
          <table:table-cell office:value-type="float" office:value="2391.41858724" calcext:value-type="float">
            <text:p>2391.41858724</text:p>
          </table:table-cell>
          <table:table-cell table:formula="of:=[.A52]-[.B52]" office:value-type="float" office:value="-0.000000002999968273798" calcext:value-type="float">
            <text:p>0.00000000</text:p>
          </table:table-cell>
        </table:table-row>
        <table:table-row table:style-name="ro1">
          <table:table-cell table:number-columns-repeated="2" office:value-type="float" office:value="1659.63462076" calcext:value-type="float">
            <text:p>1659.63462076</text:p>
          </table:table-cell>
          <table:table-cell table:formula="of:=[.A53]-[.B53]" office:value-type="float" office:value="0" calcext:value-type="float">
            <text:p>0.00000000</text:p>
          </table:table-cell>
        </table:table-row>
        <table:table-row table:style-name="ro1">
          <table:table-cell table:number-columns-repeated="2" office:value-type="float" office:value="858.551591405" calcext:value-type="float">
            <text:p>858.551591405</text:p>
          </table:table-cell>
          <table:table-cell table:formula="of:=[.A54]-[.B54]" office:value-type="float" office:value="0" calcext:value-type="float">
            <text:p>0.00000000</text:p>
          </table:table-cell>
        </table:table-row>
        <table:table-row table:style-name="ro1">
          <table:table-cell office:value-type="float" office:value="1029.953566362" calcext:value-type="float">
            <text:p>1029.953566362</text:p>
          </table:table-cell>
          <table:table-cell office:value-type="float" office:value="1029.95356636" calcext:value-type="float">
            <text:p>1029.95356636</text:p>
          </table:table-cell>
          <table:table-cell table:formula="of:=[.A55]-[.B55]" office:value-type="float" office:value="0.00000000199997884919867" calcext:value-type="float">
            <text:p>0.00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8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5T15:35:53.886000000</dc:date>
    <meta:editing-duration>PT12M27S</meta:editing-duration>
    <meta:editing-cycles>1</meta:editing-cycles>
    <meta:document-statistic meta:table-count="1" meta:cell-count="165" meta:object-count="0"/>
    <meta:generator>LibreOffice/4.3.7.2$Windows_x86 LibreOffice_project/8a35821d8636a03b8bf4e15b48f59794652c68ba</meta:generator>
  </office:meta>
</office:document-meta>
</file>